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53.8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111.15pt"/>
    </style:style>
    <style:style style:name="co12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9.91pt" svg:height="395.26pt" svg:x="48.19pt" svg:y="241.4pt">
            <draw:object draw:notify-on-update-of-ranges="Sheet1.M6:Sheet1.M15 Sheet1.M5:Sheet1.M5 Sheet1.M6:Sheet1.M15 Sheet1.G6:Sheet1.G15 Sheet1.N5:Sheet1.N5 Sheet1.N6:Sheet1.N15 Sheet1.G6:Sheet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Water Mass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kg (ne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ance between sensor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m (rear of sensor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MEASURED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Time To Empty (s)</text:p>
          </table:table-cell>
          <table:table-cell table:style-name="ce2" office:value-type="string" calcext:value-type="string">
            <text:p>Maximum Ping Time (us)</text:p>
          </table:table-cell>
          <table:table-cell table:style-name="ce2" office:value-type="string" calcext:value-type="string">
            <text:p>Minimum Ping Time (us)</text:p>
          </table:table-cell>
          <table:table-cell table:style-name="ce5"/>
          <table:table-cell table:style-name="ce2" office:value-type="string" calcext:value-type="string">
            <text:p>Average flow rate (mL/s)</text:p>
          </table:table-cell>
          <table:table-cell table:style-name="ce2" office:value-type="string" calcext:value-type="string">
            <text:p>Measured Speed of Sound (m/s)</text:p>
          </table:table-cell>
          <table:table-cell table:style-name="ce2" office:value-type="string" calcext:value-type="string">
            <text:p>Ping Time Minus Baseline MAX (us)</text:p>
          </table:table-cell>
          <table:table-cell table:style-name="ce2" office:value-type="string" calcext:value-type="string">
            <text:p>Ping Time Minus Baseline MIN (us)</text:p>
          </table:table-cell>
          <table:table-cell table:style-name="ce2" office:value-type="string" calcext:value-type="string">
            <text:p>Additional Air Distance Travelled MAX (mm)</text:p>
          </table:table-cell>
          <table:table-cell table:style-name="ce2" office:value-type="string" calcext:value-type="string">
            <text:p>Additional Air Distance Travelled MIN (mm)</text:p>
          </table:table-cell>
          <table:table-cell table:style-name="ce2" office:value-type="string" calcext:value-type="string">
            <text:p>Air Speed MAX (mm/s)</text:p>
          </table:table-cell>
          <table:table-cell table:style-name="ce2" office:value-type="string" calcext:value-type="string">
            <text:p>Air Speed MIN (mm/s)</text:p>
          </table:table-cell>
          <table:table-cell table:style-name="ce5"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1355" calcext:value-type="float">
            <text:p>1355</text:p>
          </table:table-cell>
          <table:table-cell/>
          <table:table-cell table:style-name="ce6" table:formula="of:=[.$B$1]*1000/[.C6]" office:value-type="string" office:string-value="" calcext:value-type="error">
            <text:p>#DIV/0!</text:p>
          </table:table-cell>
          <table:table-cell table:style-name="ce6" table:formula="of:=[.B2]/([.D6]/1000)" office:value-type="float" office:value="217.712177121771" calcext:value-type="float">
            <text:p>217.7</text:p>
          </table:table-cell>
          <table:table-cell table:style-name="ce7" table:formula="of:=[.D6]-[.$D$6]" office:value-type="float" office:value="0" calcext:value-type="float">
            <text:p>0.00</text:p>
          </table:table-cell>
          <table:table-cell table:style-name="ce7" table:formula="of:=[.E6]-[.$E$6]" office:value-type="float" office:value="0" calcext:value-type="float">
            <text:p>0.00</text:p>
          </table:table-cell>
          <table:table-cell table:style-name="ce7" table:formula="of:=[.I6]/1000*[.$H$6]" office:value-type="float" office:value="0" calcext:value-type="float">
            <text:p>0.00</text:p>
          </table:table-cell>
          <table:table-cell table:style-name="ce7" table:formula="of:=[.J6]/1000*[.$H$6]" office:value-type="float" office:value="0" calcext:value-type="float">
            <text:p>0.00</text:p>
          </table:table-cell>
          <table:table-cell table:style-name="ce7" table:formula="of:=[.K6]/[.D6]*1000" office:value-type="float" office:value="0" calcext:value-type="float">
            <text:p>0.00</text:p>
          </table:table-cell>
          <table:table-cell table:style-name="ce7" table:formula="of:=[.L6]/[.E6]*100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X 1/4”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361" calcext:value-type="float">
            <text:p>1361</text:p>
          </table:table-cell>
          <table:table-cell/>
          <table:table-cell table:style-name="ce6" table:formula="of:=[.$B$1]*1000/[.C7]" office:value-type="float" office:value="24.025974025974" calcext:value-type="float">
            <text:p>24.0</text:p>
          </table:table-cell>
          <table:table-cell table:style-name="ce6"/>
          <table:table-cell table:style-name="ce7" table:formula="of:=[.D7]-[.$D$6]" office:value-type="float" office:value="8" calcext:value-type="float">
            <text:p>8.00</text:p>
          </table:table-cell>
          <table:table-cell table:style-name="ce7" table:formula="of:=[.E7]-[.$E$6]" office:value-type="float" office:value="6" calcext:value-type="float">
            <text:p>6.00</text:p>
          </table:table-cell>
          <table:table-cell table:style-name="ce7" table:formula="of:=[.I7]/1000*[.$H$6]" office:value-type="float" office:value="1.74169741697417" calcext:value-type="float">
            <text:p>1.74</text:p>
          </table:table-cell>
          <table:table-cell table:style-name="ce7" table:formula="of:=[.J7]/1000*[.$H$6]" office:value-type="float" office:value="1.30627306273063" calcext:value-type="float">
            <text:p>1.31</text:p>
          </table:table-cell>
          <table:table-cell table:style-name="ce7" table:formula="of:=[.K7]/[.D7]*1000" office:value-type="float" office:value="1.27784109829359" calcext:value-type="float">
            <text:p>1.28</text:p>
          </table:table-cell>
          <table:table-cell table:style-name="ce7" table:formula="of:=[.L7]/[.E7]*1000" office:value-type="float" office:value="0.95978917173448" calcext:value-type="float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X 5/16”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361" calcext:value-type="float">
            <text:p>1361</text:p>
          </table:table-cell>
          <table:table-cell/>
          <table:table-cell table:style-name="ce6" table:formula="of:=[.$B$1]*1000/[.C8]" office:value-type="float" office:value="41.1111111111111" calcext:value-type="float">
            <text:p>41.1</text:p>
          </table:table-cell>
          <table:table-cell table:style-name="ce6"/>
          <table:table-cell table:style-name="ce7" table:formula="of:=[.D8]-[.$D$6]" office:value-type="float" office:value="8" calcext:value-type="float">
            <text:p>8.00</text:p>
          </table:table-cell>
          <table:table-cell table:style-name="ce7" table:formula="of:=[.E8]-[.$E$6]" office:value-type="float" office:value="6" calcext:value-type="float">
            <text:p>6.00</text:p>
          </table:table-cell>
          <table:table-cell table:style-name="ce7" table:formula="of:=[.I8]/1000*[.$H$6]" office:value-type="float" office:value="1.74169741697417" calcext:value-type="float">
            <text:p>1.74</text:p>
          </table:table-cell>
          <table:table-cell table:style-name="ce7" table:formula="of:=[.J8]/1000*[.$H$6]" office:value-type="float" office:value="1.30627306273063" calcext:value-type="float">
            <text:p>1.31</text:p>
          </table:table-cell>
          <table:table-cell table:style-name="ce7" table:formula="of:=[.K8]/[.D8]*1000" office:value-type="float" office:value="1.27784109829359" calcext:value-type="float">
            <text:p>1.28</text:p>
          </table:table-cell>
          <table:table-cell table:style-name="ce7" table:formula="of:=[.L8]/[.E8]*1000" office:value-type="float" office:value="0.95978917173448" calcext:value-type="float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X 3/8”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361" calcext:value-type="float">
            <text:p>1361</text:p>
          </table:table-cell>
          <table:table-cell/>
          <table:table-cell table:style-name="ce6" table:formula="of:=[.$B$1]*1000/[.C9]" office:value-type="float" office:value="64.9122807017544" calcext:value-type="float">
            <text:p>64.9</text:p>
          </table:table-cell>
          <table:table-cell table:style-name="ce6"/>
          <table:table-cell table:style-name="ce7" table:formula="of:=[.D9]-[.$D$6]" office:value-type="float" office:value="8" calcext:value-type="float">
            <text:p>8.00</text:p>
          </table:table-cell>
          <table:table-cell table:style-name="ce7" table:formula="of:=[.E9]-[.$E$6]" office:value-type="float" office:value="6" calcext:value-type="float">
            <text:p>6.00</text:p>
          </table:table-cell>
          <table:table-cell table:style-name="ce7" table:formula="of:=[.I9]/1000*[.$H$6]" office:value-type="float" office:value="1.74169741697417" calcext:value-type="float">
            <text:p>1.74</text:p>
          </table:table-cell>
          <table:table-cell table:style-name="ce7" table:formula="of:=[.J9]/1000*[.$H$6]" office:value-type="float" office:value="1.30627306273063" calcext:value-type="float">
            <text:p>1.31</text:p>
          </table:table-cell>
          <table:table-cell table:style-name="ce7" table:formula="of:=[.K9]/[.D9]*1000" office:value-type="float" office:value="1.27784109829359" calcext:value-type="float">
            <text:p>1.28</text:p>
          </table:table-cell>
          <table:table-cell table:style-name="ce7" table:formula="of:=[.L9]/[.E9]*1000" office:value-type="float" office:value="0.95978917173448" calcext:value-type="float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X 7/16”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361" calcext:value-type="float">
            <text:p>1361</text:p>
          </table:table-cell>
          <table:table-cell/>
          <table:table-cell table:style-name="ce6" table:formula="of:=[.$B$1]*1000/[.C10]" office:value-type="float" office:value="71.1538461538462" calcext:value-type="float">
            <text:p>71.2</text:p>
          </table:table-cell>
          <table:table-cell table:style-name="ce6"/>
          <table:table-cell table:style-name="ce7" table:formula="of:=[.D10]-[.$D$6]" office:value-type="float" office:value="8" calcext:value-type="float">
            <text:p>8.00</text:p>
          </table:table-cell>
          <table:table-cell table:style-name="ce7" table:formula="of:=[.E10]-[.$E$6]" office:value-type="float" office:value="6" calcext:value-type="float">
            <text:p>6.00</text:p>
          </table:table-cell>
          <table:table-cell table:style-name="ce7" table:formula="of:=[.I10]/1000*[.$H$6]" office:value-type="float" office:value="1.74169741697417" calcext:value-type="float">
            <text:p>1.74</text:p>
          </table:table-cell>
          <table:table-cell table:style-name="ce7" table:formula="of:=[.J10]/1000*[.$H$6]" office:value-type="float" office:value="1.30627306273063" calcext:value-type="float">
            <text:p>1.31</text:p>
          </table:table-cell>
          <table:table-cell table:style-name="ce7" table:formula="of:=[.K10]/[.D10]*1000" office:value-type="float" office:value="1.27784109829359" calcext:value-type="float">
            <text:p>1.28</text:p>
          </table:table-cell>
          <table:table-cell table:style-name="ce7" table:formula="of:=[.L10]/[.E10]*1000" office:value-type="float" office:value="0.95978917173448" calcext:value-type="float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2X 1/2”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63" calcext:value-type="float">
            <text:p>1363</text:p>
          </table:table-cell>
          <table:table-cell table:style-name="ce3" office:value-type="float" office:value="1361" calcext:value-type="float">
            <text:p>1361</text:p>
          </table:table-cell>
          <table:table-cell/>
          <table:table-cell table:style-name="ce6" table:formula="of:=[.$B$1]*1000/[.C11]" office:value-type="float" office:value="168.181818181818" calcext:value-type="float">
            <text:p>168.2</text:p>
          </table:table-cell>
          <table:table-cell table:style-name="ce6"/>
          <table:table-cell table:style-name="ce7" table:formula="of:=[.D11]-[.$D$6]" office:value-type="float" office:value="8" calcext:value-type="float">
            <text:p>8.00</text:p>
          </table:table-cell>
          <table:table-cell table:style-name="ce7" table:formula="of:=[.E11]-[.$E$6]" office:value-type="float" office:value="6" calcext:value-type="float">
            <text:p>6.00</text:p>
          </table:table-cell>
          <table:table-cell table:style-name="ce7" table:formula="of:=[.I11]/1000*[.$H$6]" office:value-type="float" office:value="1.74169741697417" calcext:value-type="float">
            <text:p>1.74</text:p>
          </table:table-cell>
          <table:table-cell table:style-name="ce7" table:formula="of:=[.J11]/1000*[.$H$6]" office:value-type="float" office:value="1.30627306273063" calcext:value-type="float">
            <text:p>1.31</text:p>
          </table:table-cell>
          <table:table-cell table:style-name="ce7" table:formula="of:=[.K11]/[.D11]*1000" office:value-type="float" office:value="1.27784109829359" calcext:value-type="float">
            <text:p>1.28</text:p>
          </table:table-cell>
          <table:table-cell table:style-name="ce7" table:formula="of:=[.L11]/[.E11]*1000" office:value-type="float" office:value="0.95978917173448" calcext:value-type="float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X1/2”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4.81" calcext:value-type="float">
            <text:p>1364.81</text:p>
          </table:table-cell>
          <table:table-cell table:style-name="ce3" office:value-type="float" office:value="1363" calcext:value-type="float">
            <text:p>1363</text:p>
          </table:table-cell>
          <table:table-cell/>
          <table:table-cell table:style-name="ce6" table:formula="of:=[.$B$1]*1000/[.C12]" office:value-type="float" office:value="231.25" calcext:value-type="float">
            <text:p>231.3</text:p>
          </table:table-cell>
          <table:table-cell table:style-name="ce6"/>
          <table:table-cell table:style-name="ce7" table:formula="of:=[.D12]-[.$D$6]" office:value-type="float" office:value="9.80999999999995" calcext:value-type="float">
            <text:p>9.81</text:p>
          </table:table-cell>
          <table:table-cell table:style-name="ce7" table:formula="of:=[.E12]-[.$E$6]" office:value-type="float" office:value="8" calcext:value-type="float">
            <text:p>8.00</text:p>
          </table:table-cell>
          <table:table-cell table:style-name="ce7" table:formula="of:=[.I12]/1000*[.$H$6]" office:value-type="float" office:value="2.13575645756456" calcext:value-type="float">
            <text:p>2.14</text:p>
          </table:table-cell>
          <table:table-cell table:style-name="ce7" table:formula="of:=[.J12]/1000*[.$H$6]" office:value-type="float" office:value="1.74169741697417" calcext:value-type="float">
            <text:p>1.74</text:p>
          </table:table-cell>
          <table:table-cell table:style-name="ce7" table:formula="of:=[.K12]/[.D12]*1000" office:value-type="float" office:value="1.56487456683682" calcext:value-type="float">
            <text:p>1.56</text:p>
          </table:table-cell>
          <table:table-cell table:style-name="ce7" table:formula="of:=[.L12]/[.E12]*1000" office:value-type="float" office:value="1.27784109829359" calcext:value-type="float">
            <text:p>1.28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5X 1/2”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6.08" calcext:value-type="float">
            <text:p>1366.08</text:p>
          </table:table-cell>
          <table:table-cell table:style-name="ce3" office:value-type="float" office:value="1363" calcext:value-type="float">
            <text:p>1363</text:p>
          </table:table-cell>
          <table:table-cell/>
          <table:table-cell table:style-name="ce6" table:formula="of:=[.$B$1]*1000/[.C13]" office:value-type="float" office:value="411.111111111111" calcext:value-type="float">
            <text:p>411.1</text:p>
          </table:table-cell>
          <table:table-cell table:style-name="ce6"/>
          <table:table-cell table:style-name="ce7" table:formula="of:=[.D13]-[.$D$6]" office:value-type="float" office:value="11.0799999999999" calcext:value-type="float">
            <text:p>11.08</text:p>
          </table:table-cell>
          <table:table-cell table:style-name="ce7" table:formula="of:=[.E13]-[.$E$6]" office:value-type="float" office:value="8" calcext:value-type="float">
            <text:p>8.00</text:p>
          </table:table-cell>
          <table:table-cell table:style-name="ce7" table:formula="of:=[.I13]/1000*[.$H$6]" office:value-type="float" office:value="2.41225092250921" calcext:value-type="float">
            <text:p>2.41</text:p>
          </table:table-cell>
          <table:table-cell table:style-name="ce7" table:formula="of:=[.J13]/1000*[.$H$6]" office:value-type="float" office:value="1.74169741697417" calcext:value-type="float">
            <text:p>1.74</text:p>
          </table:table-cell>
          <table:table-cell table:style-name="ce7" table:formula="of:=[.K13]/[.D13]*1000" office:value-type="float" office:value="1.76581966100756" calcext:value-type="float">
            <text:p>1.77</text:p>
          </table:table-cell>
          <table:table-cell table:style-name="ce7" table:formula="of:=[.L13]/[.E13]*1000" office:value-type="float" office:value="1.27784109829359" calcext:value-type="float">
            <text:p>1.28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7X 1/2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9.58" calcext:value-type="float">
            <text:p>1369.58</text:p>
          </table:table-cell>
          <table:table-cell table:style-name="ce3" office:value-type="float" office:value="1363" calcext:value-type="float">
            <text:p>1363</text:p>
          </table:table-cell>
          <table:table-cell/>
          <table:table-cell table:style-name="ce6" table:formula="of:=[.$B$1]*1000/[.C14]" office:value-type="float" office:value="616.666666666667" calcext:value-type="float">
            <text:p>616.7</text:p>
          </table:table-cell>
          <table:table-cell table:style-name="ce6"/>
          <table:table-cell table:style-name="ce7" table:formula="of:=[.D14]-[.$D$6]" office:value-type="float" office:value="14.5799999999999" calcext:value-type="float">
            <text:p>14.58</text:p>
          </table:table-cell>
          <table:table-cell table:style-name="ce7" table:formula="of:=[.E14]-[.$E$6]" office:value-type="float" office:value="8" calcext:value-type="float">
            <text:p>8.00</text:p>
          </table:table-cell>
          <table:table-cell table:style-name="ce7" table:formula="of:=[.I14]/1000*[.$H$6]" office:value-type="float" office:value="3.17424354243541" calcext:value-type="float">
            <text:p>3.17</text:p>
          </table:table-cell>
          <table:table-cell table:style-name="ce7" table:formula="of:=[.J14]/1000*[.$H$6]" office:value-type="float" office:value="1.74169741697417" calcext:value-type="float">
            <text:p>1.74</text:p>
          </table:table-cell>
          <table:table-cell table:style-name="ce7" table:formula="of:=[.K14]/[.D14]*1000" office:value-type="float" office:value="2.31767661796712" calcext:value-type="float">
            <text:p>2.32</text:p>
          </table:table-cell>
          <table:table-cell table:style-name="ce7" table:formula="of:=[.L14]/[.E14]*1000" office:value-type="float" office:value="1.27784109829359" calcext:value-type="float">
            <text:p>1.28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9X 1/2”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3.07" calcext:value-type="float">
            <text:p>1373.07</text:p>
          </table:table-cell>
          <table:table-cell table:style-name="ce3" office:value-type="float" office:value="1364" calcext:value-type="float">
            <text:p>1364</text:p>
          </table:table-cell>
          <table:table-cell/>
          <table:table-cell table:style-name="ce6" table:formula="of:=[.$B$1]*1000/[.C15]" office:value-type="float" office:value="740" calcext:value-type="float">
            <text:p>740.0</text:p>
          </table:table-cell>
          <table:table-cell table:style-name="ce6"/>
          <table:table-cell table:style-name="ce7" table:formula="of:=[.D15]-[.$D$6]" office:value-type="float" office:value="18.0699999999999" calcext:value-type="float">
            <text:p>18.07</text:p>
          </table:table-cell>
          <table:table-cell table:style-name="ce7" table:formula="of:=[.E15]-[.$E$6]" office:value-type="float" office:value="9" calcext:value-type="float">
            <text:p>9.00</text:p>
          </table:table-cell>
          <table:table-cell table:style-name="ce7" table:formula="of:=[.I15]/1000*[.$H$6]" office:value-type="float" office:value="3.93405904059039" calcext:value-type="float">
            <text:p>3.93</text:p>
          </table:table-cell>
          <table:table-cell table:style-name="ce7" table:formula="of:=[.J15]/1000*[.$H$6]" office:value-type="float" office:value="1.95940959409594" calcext:value-type="float">
            <text:p>1.96</text:p>
          </table:table-cell>
          <table:table-cell table:style-name="ce7" table:formula="of:=[.K15]/[.D15]*1000" office:value-type="float" office:value="2.8651554841271" calcext:value-type="float">
            <text:p>2.87</text:p>
          </table:table-cell>
          <table:table-cell table:style-name="ce7" table:formula="of:=[.L15]/[.E15]*1000" office:value-type="float" office:value="1.4365172977243" calcext:value-type="float">
            <text:p>1.44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3:09:13.364000000</meta:creation-date>
    <dc:date>2020-03-21T13:35:29.753000000</dc:date>
    <meta:editing-duration>PT13M5S</meta:editing-duration>
    <meta:editing-cycles>2</meta:editing-cycles>
    <meta:generator>LibreOffice/6.2.4.2$Windows_X86_64 LibreOffice_project/2412653d852ce75f65fbfa83fb7e7b669a126d64</meta:generator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81cm" svg:height="13.945cm" xlink:href=".." xlink:type="simple" chart:class="chart:scatter" chart:column-mapping="0 1" chart:style-name="ch1">
        <chart:title svg:x="7.165cm" svg:y="0.414cm" chart:style-name="ch2">
          <text:p>Measured Flow Rate vs Calculated Airspeed</text:p>
        </chart:title>
        <chart:legend svg:x="3.595cm" svg:y="3.026cm" style:legend-expansion="custom" chartooo:width="6.852cm" chartooo:height="1.698cm" style:legend-expansion-aspect-ratio="4.03533568904594" chart:style-name="ch3"/>
        <chart:plot-area chart:style-name="ch4" table:cell-range-address="Sheet1.M5:Sheet1.N15 Sheet1.G6:Sheet1.G15" chart:data-source-has-labels="both" svg:x="1.476cm" svg:y="1.471cm" svg:width="21.34cm" svg:height="11.215cm">
          <chartooo:coordinate-region svg:x="2.388cm" svg:y="1.67cm" svg:width="20.003cm" svg:height="10.369cm"/>
          <chart:axis chart:dimension="x" chart:name="primary-x" chart:style-name="ch5" chartooo:axis-type="auto">
            <chart:title svg:x="10.104cm" svg:y="12.964cm" chart:style-name="ch6">
              <text:p>Measured Flow Rate (mL/s)</text:p>
            </chart:title>
            <chart:categories table:cell-range-address="Sheet1.M6:Sheet1.M15"/>
          </chart:axis>
          <chart:axis chart:dimension="y" chart:name="primary-y" chart:style-name="ch7">
            <chart:title svg:x="0.451cm" svg:y="8.379cm" chart:style-name="ch8">
              <text:p>Air Speed (mm/s)</text:p>
            </chart:title>
            <chart:grid chart:style-name="ch9" chart:class="major"/>
          </chart:axis>
          <chart:series chart:style-name="ch10" chart:values-cell-range-address="Sheet1.M6:Sheet1.M15" chart:label-cell-address="Sheet1.M5:Sheet1.M5" chart:class="chart:scatter">
            <chart:domain table:cell-range-address="Sheet1.G6:Sheet1.G15"/>
            <chart:data-point chart:repeated="10"/>
          </chart:series>
          <chart:series chart:style-name="ch11" chart:values-cell-range-address="Sheet1.N6:Sheet1.N15" chart:label-cell-address="Sheet1.N5:Sheet1.N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ir Speed MAX (mm/s)</text:p>
                <draw:g>
                  <svg:desc>Sheet1.M5:Sheet1.M5</svg:desc>
                </draw:g>
              </table:table-cell>
              <table:table-cell office:value-type="string">
                <text:p>Air Speed MIN (mm/s)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M6:Sheet1.M15</svg:desc>
                </draw:g>
              </table:table-cell>
              <table:table-cell office:value-type="float" office:value="NaN">
                <text:p>NaN</text:p>
                <draw:g>
                  <svg:desc>Sheet1.G6:Sheet1.G15</svg:desc>
                </draw:g>
              </table:table-cell>
              <table:table-cell office:value-type="float" office:value="0">
                <text:p>0</text:p>
                <draw:g>
                  <svg:desc>Sheet1.M6:Sheet1.M15</svg:desc>
                </draw:g>
              </table:table-cell>
              <table:table-cell office:value-type="float" office:value="0">
                <text:p>0</text:p>
                <draw:g>
                  <svg:desc>Sheet1.N6:Sheet1.N15</svg:desc>
                </draw:g>
              </table:table-cell>
            </table:table-row>
            <table:table-row>
              <table:table-cell office:value-type="float" office:value="1.27784109829359">
                <text:p>1.27784109829359</text:p>
              </table:table-cell>
              <table:table-cell office:value-type="float" office:value="24.025974025974">
                <text:p>24.025974025974</text:p>
              </table:table-cell>
              <table:table-cell office:value-type="float" office:value="1.27784109829359">
                <text:p>1.27784109829359</text:p>
              </table:table-cell>
              <table:table-cell office:value-type="float" office:value="0.95978917173448">
                <text:p>0.95978917173448</text:p>
              </table:table-cell>
            </table:table-row>
            <table:table-row>
              <table:table-cell office:value-type="float" office:value="1.27784109829359">
                <text:p>1.27784109829359</text:p>
              </table:table-cell>
              <table:table-cell office:value-type="float" office:value="41.1111111111111">
                <text:p>41.1111111111111</text:p>
              </table:table-cell>
              <table:table-cell office:value-type="float" office:value="1.27784109829359">
                <text:p>1.27784109829359</text:p>
              </table:table-cell>
              <table:table-cell office:value-type="float" office:value="0.95978917173448">
                <text:p>0.95978917173448</text:p>
              </table:table-cell>
            </table:table-row>
            <table:table-row>
              <table:table-cell office:value-type="float" office:value="1.27784109829359">
                <text:p>1.27784109829359</text:p>
              </table:table-cell>
              <table:table-cell office:value-type="float" office:value="64.9122807017544">
                <text:p>64.9122807017544</text:p>
              </table:table-cell>
              <table:table-cell office:value-type="float" office:value="1.27784109829359">
                <text:p>1.27784109829359</text:p>
              </table:table-cell>
              <table:table-cell office:value-type="float" office:value="0.95978917173448">
                <text:p>0.95978917173448</text:p>
              </table:table-cell>
            </table:table-row>
            <table:table-row>
              <table:table-cell office:value-type="float" office:value="1.27784109829359">
                <text:p>1.27784109829359</text:p>
              </table:table-cell>
              <table:table-cell office:value-type="float" office:value="71.1538461538462">
                <text:p>71.1538461538462</text:p>
              </table:table-cell>
              <table:table-cell office:value-type="float" office:value="1.27784109829359">
                <text:p>1.27784109829359</text:p>
              </table:table-cell>
              <table:table-cell office:value-type="float" office:value="0.95978917173448">
                <text:p>0.95978917173448</text:p>
              </table:table-cell>
            </table:table-row>
            <table:table-row>
              <table:table-cell office:value-type="float" office:value="1.27784109829359">
                <text:p>1.27784109829359</text:p>
              </table:table-cell>
              <table:table-cell office:value-type="float" office:value="168.181818181818">
                <text:p>168.181818181818</text:p>
              </table:table-cell>
              <table:table-cell office:value-type="float" office:value="1.27784109829359">
                <text:p>1.27784109829359</text:p>
              </table:table-cell>
              <table:table-cell office:value-type="float" office:value="0.95978917173448">
                <text:p>0.95978917173448</text:p>
              </table:table-cell>
            </table:table-row>
            <table:table-row>
              <table:table-cell office:value-type="float" office:value="1.56487456683682">
                <text:p>1.56487456683682</text:p>
              </table:table-cell>
              <table:table-cell office:value-type="float" office:value="231.25">
                <text:p>231.25</text:p>
              </table:table-cell>
              <table:table-cell office:value-type="float" office:value="1.56487456683682">
                <text:p>1.56487456683682</text:p>
              </table:table-cell>
              <table:table-cell office:value-type="float" office:value="1.27784109829359">
                <text:p>1.27784109829359</text:p>
              </table:table-cell>
            </table:table-row>
            <table:table-row>
              <table:table-cell office:value-type="float" office:value="1.76581966100756">
                <text:p>1.76581966100756</text:p>
              </table:table-cell>
              <table:table-cell office:value-type="float" office:value="411.111111111111">
                <text:p>411.111111111111</text:p>
              </table:table-cell>
              <table:table-cell office:value-type="float" office:value="1.76581966100756">
                <text:p>1.76581966100756</text:p>
              </table:table-cell>
              <table:table-cell office:value-type="float" office:value="1.27784109829359">
                <text:p>1.27784109829359</text:p>
              </table:table-cell>
            </table:table-row>
            <table:table-row>
              <table:table-cell office:value-type="float" office:value="2.31767661796712">
                <text:p>2.31767661796712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2.31767661796712">
                <text:p>2.31767661796712</text:p>
              </table:table-cell>
              <table:table-cell office:value-type="float" office:value="1.27784109829359">
                <text:p>1.27784109829359</text:p>
              </table:table-cell>
            </table:table-row>
            <table:table-row>
              <table:table-cell office:value-type="float" office:value="2.8651554841271">
                <text:p>2.8651554841271</text:p>
              </table:table-cell>
              <table:table-cell office:value-type="float" office:value="740">
                <text:p>740</text:p>
              </table:table-cell>
              <table:table-cell office:value-type="float" office:value="2.8651554841271">
                <text:p>2.8651554841271</text:p>
              </table:table-cell>
              <table:table-cell office:value-type="float" office:value="1.4365172977243">
                <text:p>1.4365172977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